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82088"/>
          <table:table-cell office:value-type="float" office:value="0.6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.0"/>
          <table:table-cell office:value-type="float" office:value="1912.0"/>
          <table:table-cell office:value-type="float" office:value="94414.0"/>
          <table:table-cell office:value-type="float" office:value="339222.0"/>
          <table:table-cell office:value-type="float" office:value="128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153"/>
          <table:table-cell office:value-type="float" office:value="1.095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035.0"/>
          <table:table-cell office:value-type="float" office:value="11899.0"/>
          <table:table-cell office:value-type="float" office:value="94414.0"/>
          <table:table-cell office:value-type="float" office:value="339222.0"/>
          <table:table-cell office:value-type="float" office:value="130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73363"/>
          <table:table-cell office:value-type="float" office:value="0.54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946.0"/>
          <table:table-cell office:value-type="float" office:value="94114.0"/>
          <table:table-cell office:value-type="float" office:value="338282.0"/>
          <table:table-cell office:value-type="float" office:value="1474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92071"/>
          <table:table-cell office:value-type="float" office:value="0.675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.0"/>
          <table:table-cell office:value-type="float" office:value="1977.0"/>
          <table:table-cell office:value-type="float" office:value="94414.0"/>
          <table:table-cell office:value-type="float" office:value="339222.0"/>
          <table:table-cell office:value-type="float" office:value="128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4329"/>
          <table:table-cell office:value-type="float" office:value="1.34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556.0"/>
          <table:table-cell office:value-type="float" office:value="21720.0"/>
          <table:table-cell office:value-type="float" office:value="94414.0"/>
          <table:table-cell office:value-type="float" office:value="339222.0"/>
          <table:table-cell office:value-type="float" office:value="130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65784"/>
          <table:table-cell office:value-type="float" office:value="0.71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969.0"/>
          <table:table-cell office:value-type="float" office:value="94114.0"/>
          <table:table-cell office:value-type="float" office:value="338282.0"/>
          <table:table-cell office:value-type="float" office:value="1497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87138"/>
          <table:table-cell office:value-type="float" office:value="0.71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104.0"/>
          <table:table-cell office:value-type="float" office:value="94414.0"/>
          <table:table-cell office:value-type="float" office:value="339220.0"/>
          <table:table-cell office:value-type="float" office:value="1291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6915"/>
          <table:table-cell office:value-type="float" office:value="0.74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617.0"/>
          <table:table-cell office:value-type="float" office:value="94414.0"/>
          <table:table-cell office:value-type="float" office:value="339220.0"/>
          <table:table-cell office:value-type="float" office:value="127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8721"/>
          <table:table-cell office:value-type="float" office:value="0.7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016.0"/>
          <table:table-cell office:value-type="float" office:value="94114.0"/>
          <table:table-cell office:value-type="float" office:value="338280.0"/>
          <table:table-cell office:value-type="float" office:value="1480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91785"/>
          <table:table-cell office:value-type="float" office:value="0.674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1951.0"/>
          <table:table-cell office:value-type="float" office:value="94414.0"/>
          <table:table-cell office:value-type="float" office:value="339230.0"/>
          <table:table-cell office:value-type="float" office:value="128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8757"/>
          <table:table-cell office:value-type="float" office:value="0.926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36.0"/>
          <table:table-cell office:value-type="float" office:value="4480.0"/>
          <table:table-cell office:value-type="float" office:value="94414.0"/>
          <table:table-cell office:value-type="float" office:value="339230.0"/>
          <table:table-cell office:value-type="float" office:value="130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2527"/>
          <table:table-cell office:value-type="float" office:value="0.66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1473.0"/>
          <table:table-cell office:value-type="float" office:value="94114.0"/>
          <table:table-cell office:value-type="float" office:value="338290.0"/>
          <table:table-cell office:value-type="float" office:value="1484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81504"/>
          <table:table-cell office:value-type="float" office:value="0.64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877.0"/>
          <table:table-cell office:value-type="float" office:value="94414.0"/>
          <table:table-cell office:value-type="float" office:value="339231.0"/>
          <table:table-cell office:value-type="float" office:value="127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716"/>
          <table:table-cell office:value-type="float" office:value="0.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740.0"/>
          <table:table-cell office:value-type="float" office:value="94414.0"/>
          <table:table-cell office:value-type="float" office:value="33923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5984"/>
          <table:table-cell office:value-type="float" office:value="0.955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47.0"/>
          <table:table-cell office:value-type="float" office:value="5775.0"/>
          <table:table-cell office:value-type="float" office:value="94114.0"/>
          <table:table-cell office:value-type="float" office:value="338291.0"/>
          <table:table-cell office:value-type="float" office:value="1502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58521"/>
          <table:table-cell office:value-type="float" office:value="0.4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432"/>
          <table:table-cell office:value-type="float" office:value="0.5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7313"/>
          <table:table-cell office:value-type="float" office:value="0.4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9901"/>
          <table:table-cell office:value-type="float" office:value="0.978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79.0"/>
          <table:table-cell office:value-type="float" office:value="8875.0"/>
          <table:table-cell office:value-type="float" office:value="100350.0"/>
          <table:table-cell office:value-type="float" office:value="356495.0"/>
          <table:table-cell office:value-type="float" office:value="1343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5641"/>
          <table:table-cell office:value-type="float" office:value="0.66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738.0"/>
          <table:table-cell office:value-type="float" office:value="100350.0"/>
          <table:table-cell office:value-type="float" office:value="356495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4663"/>
          <table:table-cell office:value-type="float" office:value="0.61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3.0"/>
          <table:table-cell office:value-type="float" office:value="1988.0"/>
          <table:table-cell office:value-type="float" office:value="100050.0"/>
          <table:table-cell office:value-type="float" office:value="355555.0"/>
          <table:table-cell office:value-type="float" office:value="1473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88991"/>
          <table:table-cell office:value-type="float" office:value="0.818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9.0"/>
          <table:table-cell office:value-type="float" office:value="6919.0"/>
          <table:table-cell office:value-type="float" office:value="100350.0"/>
          <table:table-cell office:value-type="float" office:value="356505.0"/>
          <table:table-cell office:value-type="float" office:value="134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0967"/>
          <table:table-cell office:value-type="float" office:value="0.79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536.0"/>
          <table:table-cell office:value-type="float" office:value="100350.0"/>
          <table:table-cell office:value-type="float" office:value="356505.0"/>
          <table:table-cell office:value-type="float" office:value="132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3234"/>
          <table:table-cell office:value-type="float" office:value="0.71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5.0"/>
          <table:table-cell office:value-type="float" office:value="2856.0"/>
          <table:table-cell office:value-type="float" office:value="100050.0"/>
          <table:table-cell office:value-type="float" office:value="355565.0"/>
          <table:table-cell office:value-type="float" office:value="1480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.10443"/>
          <table:table-cell office:value-type="float" office:value="1.09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671.0"/>
          <table:table-cell office:value-type="float" office:value="19962.0"/>
          <table:table-cell office:value-type="float" office:value="100350.0"/>
          <table:table-cell office:value-type="float" office:value="356514.0"/>
          <table:table-cell office:value-type="float" office:value="134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2707"/>
          <table:table-cell office:value-type="float" office:value="0.779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34.0"/>
          <table:table-cell office:value-type="float" office:value="3849.0"/>
          <table:table-cell office:value-type="float" office:value="100350.0"/>
          <table:table-cell office:value-type="float" office:value="356514.0"/>
          <table:table-cell office:value-type="float" office:value="134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2629"/>
          <table:table-cell office:value-type="float" office:value="0.69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2924.0"/>
          <table:table-cell office:value-type="float" office:value="100050.0"/>
          <table:table-cell office:value-type="float" office:value="355574.0"/>
          <table:table-cell office:value-type="float" office:value="1497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49149"/>
          <table:table-cell office:value-type="float" office:value="0.4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7905"/>
          <table:table-cell office:value-type="float" office:value="0.4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8652"/>
          <table:table-cell office:value-type="float" office:value="0.4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.47428"/>
          <table:table-cell office:value-type="float" office:value="0.26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2.0"/>
          <table:table-cell office:value-type="float" office:value="2016.0"/>
          <table:table-cell office:value-type="float" office:value="34720.0"/>
          <table:table-cell office:value-type="float" office:value="125677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9279"/>
          <table:table-cell office:value-type="float" office:value="0.562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42.0"/>
          <table:table-cell office:value-type="float" office:value="8585.0"/>
          <table:table-cell office:value-type="float" office:value="34720.0"/>
          <table:table-cell office:value-type="float" office:value="125677.0"/>
          <table:table-cell office:value-type="float" office:value="1261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3275"/>
          <table:table-cell office:value-type="float" office:value="0.25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724.0"/>
          <table:table-cell office:value-type="float" office:value="34570.0"/>
          <table:table-cell office:value-type="float" office:value="12520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.55074"/>
          <table:table-cell office:value-type="float" office:value="0.372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089.0"/>
          <table:table-cell office:value-type="float" office:value="5337.0"/>
          <table:table-cell office:value-type="float" office:value="34720.0"/>
          <table:table-cell office:value-type="float" office:value="125677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8148"/>
          <table:table-cell office:value-type="float" office:value="0.535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420.0"/>
          <table:table-cell office:value-type="float" office:value="9935.0"/>
          <table:table-cell office:value-type="float" office:value="34720.0"/>
          <table:table-cell office:value-type="float" office:value="125677.0"/>
          <table:table-cell office:value-type="float" office:value="124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8955"/>
          <table:table-cell office:value-type="float" office:value="0.2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26.0"/>
          <table:table-cell office:value-type="float" office:value="34570.0"/>
          <table:table-cell office:value-type="float" office:value="12520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39624"/>
          <table:table-cell office:value-type="float" office:value="0.35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8.0"/>
          <table:table-cell office:value-type="float" office:value="1786.0"/>
          <table:table-cell office:value-type="float" office:value="34720.0"/>
          <table:table-cell office:value-type="float" office:value="125677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4088"/>
          <table:table-cell office:value-type="float" office:value="0.35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2.0"/>
          <table:table-cell office:value-type="float" office:value="781.0"/>
          <table:table-cell office:value-type="float" office:value="34720.0"/>
          <table:table-cell office:value-type="float" office:value="125677.0"/>
          <table:table-cell office:value-type="float" office:value="125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0365"/>
          <table:table-cell office:value-type="float" office:value="0.2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3.0"/>
          <table:table-cell office:value-type="float" office:value="34570.0"/>
          <table:table-cell office:value-type="float" office:value="12520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.46749"/>
          <table:table-cell office:value-type="float" office:value="0.381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08.0"/>
          <table:table-cell office:value-type="float" office:value="4185.0"/>
          <table:table-cell office:value-type="float" office:value="34720.0"/>
          <table:table-cell office:value-type="float" office:value="125677.0"/>
          <table:table-cell office:value-type="float" office:value="1211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0757"/>
          <table:table-cell office:value-type="float" office:value="0.433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95.0"/>
          <table:table-cell office:value-type="float" office:value="5408.0"/>
          <table:table-cell office:value-type="float" office:value="34720.0"/>
          <table:table-cell office:value-type="float" office:value="125677.0"/>
          <table:table-cell office:value-type="float" office:value="122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4701"/>
          <table:table-cell office:value-type="float" office:value="0.2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790.0"/>
          <table:table-cell office:value-type="float" office:value="34570.0"/>
          <table:table-cell office:value-type="float" office:value="125207.0"/>
          <table:table-cell office:value-type="float" office:value="1329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.72796"/>
          <table:table-cell office:value-type="float" office:value="0.533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179.0"/>
          <table:table-cell office:value-type="float" office:value="9824.0"/>
          <table:table-cell office:value-type="float" office:value="34720.0"/>
          <table:table-cell office:value-type="float" office:value="12567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2968"/>
          <table:table-cell office:value-type="float" office:value="0.624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90.0"/>
          <table:table-cell office:value-type="float" office:value="6501.0"/>
          <table:table-cell office:value-type="float" office:value="34720.0"/>
          <table:table-cell office:value-type="float" office:value="125677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5544"/>
          <table:table-cell office:value-type="float" office:value="0.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2.0"/>
          <table:table-cell office:value-type="float" office:value="34570.0"/>
          <table:table-cell office:value-type="float" office:value="125207.0"/>
          <table:table-cell office:value-type="float" office:value="1333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95884"/>
          <table:table-cell office:value-type="float" office:value="0.946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02.0"/>
          <table:table-cell office:value-type="float" office:value="10964.0"/>
          <table:table-cell office:value-type="float" office:value="89922.0"/>
          <table:table-cell office:value-type="float" office:value="324971.0"/>
          <table:table-cell office:value-type="float" office:value="127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6582"/>
          <table:table-cell office:value-type="float" office:value="0.6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2349.0"/>
          <table:table-cell office:value-type="float" office:value="89922.0"/>
          <table:table-cell office:value-type="float" office:value="324971.0"/>
          <table:table-cell office:value-type="float" office:value="127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8095"/>
          <table:table-cell office:value-type="float" office:value="0.741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3192.0"/>
          <table:table-cell office:value-type="float" office:value="89622.0"/>
          <table:table-cell office:value-type="float" office:value="324031.0"/>
          <table:table-cell office:value-type="float" office:value="1490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71621"/>
          <table:table-cell office:value-type="float" office:value="0.777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93.0"/>
          <table:table-cell office:value-type="float" office:value="6105.0"/>
          <table:table-cell office:value-type="float" office:value="89922.0"/>
          <table:table-cell office:value-type="float" office:value="324970.0"/>
          <table:table-cell office:value-type="float" office:value="128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8712"/>
          <table:table-cell office:value-type="float" office:value="0.656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1548.0"/>
          <table:table-cell office:value-type="float" office:value="89922.0"/>
          <table:table-cell office:value-type="float" office:value="324970.0"/>
          <table:table-cell office:value-type="float" office:value="127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0586"/>
          <table:table-cell office:value-type="float" office:value="0.51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396.0"/>
          <table:table-cell office:value-type="float" office:value="89622.0"/>
          <table:table-cell office:value-type="float" office:value="324030.0"/>
          <table:table-cell office:value-type="float" office:value="1472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91421"/>
          <table:table-cell office:value-type="float" office:value="0.931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372.0"/>
          <table:table-cell office:value-type="float" office:value="7726.0"/>
          <table:table-cell office:value-type="float" office:value="89922.0"/>
          <table:table-cell office:value-type="float" office:value="324970.0"/>
          <table:table-cell office:value-type="float" office:value="127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5347"/>
          <table:table-cell office:value-type="float" office:value="1.561"/>
          <table:table-cell office:value-type="float" office:value="0.99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4447.0"/>
          <table:table-cell office:value-type="float" office:value="42475.0"/>
          <table:table-cell office:value-type="float" office:value="89922.0"/>
          <table:table-cell office:value-type="float" office:value="324970.0"/>
          <table:table-cell office:value-type="float" office:value="127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60734"/>
          <table:table-cell office:value-type="float" office:value="0.801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46.0"/>
          <table:table-cell office:value-type="float" office:value="9355.0"/>
          <table:table-cell office:value-type="float" office:value="89622.0"/>
          <table:table-cell office:value-type="float" office:value="324030.0"/>
          <table:table-cell office:value-type="float" office:value="1502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3.93586"/>
          <table:table-cell office:value-type="float" office:value="1.979"/>
          <table:table-cell office:value-type="float" office:value="1.37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281.0"/>
          <table:table-cell office:value-type="float" office:value="38612.0"/>
          <table:table-cell office:value-type="float" office:value="89922.0"/>
          <table:table-cell office:value-type="float" office:value="324970.0"/>
          <table:table-cell office:value-type="float" office:value="128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6831"/>
          <table:table-cell office:value-type="float" office:value="1.054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81.0"/>
          <table:table-cell office:value-type="float" office:value="15403.0"/>
          <table:table-cell office:value-type="float" office:value="89922.0"/>
          <table:table-cell office:value-type="float" office:value="324970.0"/>
          <table:table-cell office:value-type="float" office:value="127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3242"/>
          <table:table-cell office:value-type="float" office:value="0.749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9.0"/>
          <table:table-cell office:value-type="float" office:value="3812.0"/>
          <table:table-cell office:value-type="float" office:value="89622.0"/>
          <table:table-cell office:value-type="float" office:value="324030.0"/>
          <table:table-cell office:value-type="float" office:value="1474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.77142"/>
          <table:table-cell office:value-type="float" office:value="1.286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7.0"/>
          <table:table-cell office:value-type="float" office:value="5916.0"/>
          <table:table-cell office:value-type="float" office:value="89922.0"/>
          <table:table-cell office:value-type="float" office:value="324972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0473"/>
          <table:table-cell office:value-type="float" office:value="0.647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927.0"/>
          <table:table-cell office:value-type="float" office:value="89922.0"/>
          <table:table-cell office:value-type="float" office:value="324972.0"/>
          <table:table-cell office:value-type="float" office:value="127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707"/>
          <table:table-cell office:value-type="float" office:value="0.71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30.0"/>
          <table:table-cell office:value-type="float" office:value="9088.0"/>
          <table:table-cell office:value-type="float" office:value="89622.0"/>
          <table:table-cell office:value-type="float" office:value="324032.0"/>
          <table:table-cell office:value-type="float" office:value="1502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07286"/>
          <table:table-cell office:value-type="float" office:value="0.17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919.0"/>
          <table:table-cell office:value-type="float" office:value="11598.0"/>
          <table:table-cell office:value-type="float" office:value="4222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5632"/>
          <table:table-cell office:value-type="float" office:value="0.1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6.0"/>
          <table:table-cell office:value-type="float" office:value="1135.0"/>
          <table:table-cell office:value-type="float" office:value="11598.0"/>
          <table:table-cell office:value-type="float" office:value="4222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9797"/>
          <table:table-cell office:value-type="float" office:value="0.1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11538.0"/>
          <table:table-cell office:value-type="float" office:value="4203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17553"/>
          <table:table-cell office:value-type="float" office:value="0.284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32.0"/>
          <table:table-cell office:value-type="float" office:value="1838.0"/>
          <table:table-cell office:value-type="float" office:value="11598.0"/>
          <table:table-cell office:value-type="float" office:value="4222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2782"/>
          <table:table-cell office:value-type="float" office:value="0.08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7.0"/>
          <table:table-cell office:value-type="float" office:value="733.0"/>
          <table:table-cell office:value-type="float" office:value="11598.0"/>
          <table:table-cell office:value-type="float" office:value="42225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6165"/>
          <table:table-cell office:value-type="float" office:value="0.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11538.0"/>
          <table:table-cell office:value-type="float" office:value="42037.0"/>
          <table:table-cell office:value-type="float" office:value="129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0313"/>
          <table:table-cell office:value-type="float" office:value="0.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29.0"/>
          <table:table-cell office:value-type="float" office:value="11598.0"/>
          <table:table-cell office:value-type="float" office:value="4222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3992"/>
          <table:table-cell office:value-type="float" office:value="0.1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14.0"/>
          <table:table-cell office:value-type="float" office:value="11598.0"/>
          <table:table-cell office:value-type="float" office:value="4222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6413"/>
          <table:table-cell office:value-type="float" office:value="0.1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1538.0"/>
          <table:table-cell office:value-type="float" office:value="4203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13525"/>
          <table:table-cell office:value-type="float" office:value="0.10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3.0"/>
          <table:table-cell office:value-type="float" office:value="1004.0"/>
          <table:table-cell office:value-type="float" office:value="11598.0"/>
          <table:table-cell office:value-type="float" office:value="4222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7965"/>
          <table:table-cell office:value-type="float" office:value="0.0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65.0"/>
          <table:table-cell office:value-type="float" office:value="11598.0"/>
          <table:table-cell office:value-type="float" office:value="42225.0"/>
          <table:table-cell office:value-type="float" office:value="12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4888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1538.0"/>
          <table:table-cell office:value-type="float" office:value="4203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10309"/>
          <table:table-cell office:value-type="float" office:value="0.1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65.0"/>
          <table:table-cell office:value-type="float" office:value="11598.0"/>
          <table:table-cell office:value-type="float" office:value="42225.0"/>
          <table:table-cell office:value-type="float" office:value="125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2406"/>
          <table:table-cell office:value-type="float" office:value="0.09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628.0"/>
          <table:table-cell office:value-type="float" office:value="11598.0"/>
          <table:table-cell office:value-type="float" office:value="42225.0"/>
          <table:table-cell office:value-type="float" office:value="1248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0881"/>
          <table:table-cell office:value-type="float" office:value="0.1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4.0"/>
          <table:table-cell office:value-type="float" office:value="11538.0"/>
          <table:table-cell office:value-type="float" office:value="4203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